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color="#000000" draw:marker-start="Symmetric_20_Arrow" draw:marker-start-width="0.3cm" draw:marker-end="Symmetric_20_Arrow" draw:marker-end-width="0.3cm" draw:fill-color="#000000" draw:textarea-vertical-align="middle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fo:font-size="10pt" style:font-size-asian="10pt" style:font-size-complex="10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3.4cm" svg:y1="8.65cm" svg:x2="3.4cm" svg:y2="1.65cm">
          <text:p/>
        </draw:line>
        <draw:line draw:style-name="gr1" draw:text-style-name="P1" draw:layer="layout" svg:x1="3.4cm" svg:y1="8.651cm" svg:x2="3.4cm" svg:y2="1.651cm">
          <text:p/>
        </draw:line>
        <draw:line draw:style-name="gr1" draw:text-style-name="P1" draw:layer="layout" svg:x1="3.4cm" svg:y1="8.652cm" svg:x2="15.8cm" svg:y2="8.65cm">
          <text:p/>
        </draw:line>
        <draw:path draw:style-name="gr2" draw:text-style-name="P1" draw:layer="layout" svg:width="9.399cm" svg:height="5.999cm" svg:x="4.4cm" svg:y="2.65cm" svg:viewBox="0 0 9400 6000" svg:d="m0 6000c100-2400 500-6000 2400-6000s2000 0 2000 0c0 0 600 6000 5000 6000">
          <text:p/>
        </draw:path>
        <draw:line draw:style-name="gr3" draw:text-style-name="P1" draw:layer="layout" svg:x1="2cm" svg:y1="3.35cm" svg:x2="15.8cm" svg:y2="3.35cm">
          <text:p/>
        </draw:line>
        <draw:line draw:style-name="gr3" draw:text-style-name="P1" draw:layer="layout" svg:x1="2cm" svg:y1="7.65cm" svg:x2="15.8cm" svg:y2="7.65cm">
          <text:p/>
        </draw:line>
        <draw:frame draw:style-name="gr4" draw:text-style-name="P2" draw:layer="layout" svg:width="0.6cm" svg:height="0.85cm" svg:x="2.7cm" svg:y="1.6cm">
          <draw:text-box>
            <text:p><text:span text:style-name="T1">V</text:span></text:p>
          </draw:text-box>
        </draw:frame>
        <draw:frame draw:style-name="gr4" draw:text-style-name="P3" draw:layer="layout" svg:width="1.3cm" svg:height="0.85cm" svg:x="15.8cm" svg:y="8.35cm">
          <draw:text-box>
            <text:p><text:span text:style-name="T2">t</text:span></text:p>
          </draw:text-box>
        </draw:frame>
        <draw:path draw:style-name="gr5" draw:text-style-name="P1" draw:layer="layout" svg:width="1.199cm" svg:height="5.299cm" svg:x="4.4cm" svg:y="3.35cm" svg:viewBox="0 0 1200 5300" svg:d="m0 5300c100-1700 300-4400 1200-5300">
          <text:p/>
        </draw:path>
        <draw:frame draw:style-name="gr4" draw:text-style-name="P2" draw:layer="layout" svg:width="1.3cm" svg:height="0.85cm" svg:x="2.2cm" svg:y="2.75cm">
          <draw:text-box>
            <text:p><text:span text:style-name="T1">V</text:span><text:span text:style-name="T3">TH</text:span></text:p>
          </draw:text-box>
        </draw:frame>
        <draw:frame draw:style-name="gr4" draw:text-style-name="P2" draw:layer="layout" svg:width="1.3cm" svg:height="0.85cm" svg:x="4.7cm" svg:y="9cm">
          <draw:text-box>
            <text:p><text:span text:style-name="T1">T</text:span><text:span text:style-name="T3">c</text:span></text:p>
          </draw:text-box>
        </draw:frame>
        <draw:frame draw:style-name="gr4" draw:text-style-name="P2" draw:layer="layout" svg:width="1.3cm" svg:height="0.85cm" svg:x="2.2cm" svg:y="7cm">
          <draw:text-box>
            <text:p><text:span text:style-name="T1">V</text:span><text:span text:style-name="T3">TL</text:span></text:p>
          </draw:text-box>
        </draw:frame>
        <draw:frame draw:style-name="gr4" draw:text-style-name="P2" draw:layer="layout" svg:width="1.1cm" svg:height="0.85cm" svg:x="7.5cm" svg:y="2.05cm">
          <draw:text-box>
            <text:p><text:span text:style-name="T4">v</text:span><text:span text:style-name="T3">o</text:span></text:p>
          </draw:text-box>
        </draw:frame>
        <draw:line draw:style-name="gr3" draw:text-style-name="P1" draw:layer="layout" svg:x1="2cm" svg:y1="2.65cm" svg:x2="15.8cm" svg:y2="2.65cm">
          <text:p/>
        </draw:line>
        <draw:frame draw:style-name="gr4" draw:text-style-name="P2" draw:layer="layout" svg:width="1.3cm" svg:height="0.85cm" svg:x="2.2cm" svg:y="2cm">
          <draw:text-box>
            <text:p><text:span text:style-name="T1">V</text:span><text:span text:style-name="T3">MAX</text:span></text:p>
          </draw:text-box>
        </draw:frame>
        <draw:line draw:style-name="gr3" draw:text-style-name="P1" draw:layer="layout" svg:x1="5.6cm" svg:y1="1.85cm" svg:x2="5.7cm" svg:y2="9.05cm">
          <text:p/>
        </draw:line>
        <draw:line draw:style-name="gr6" draw:text-style-name="P1" draw:layer="layout" svg:x1="4.4cm" svg:y1="8.95cm" svg:x2="5.7cm" svg:y2="8.95cm">
          <text:p/>
        </draw:line>
        <draw:path draw:style-name="gr7" draw:text-style-name="P1" draw:layer="layout" svg:width="6.902cm" svg:height="5.299cm" svg:x="5.6cm" svg:y="3.35cm" svg:viewBox="0 0 6903 5300" svg:d="m0 0c200 1500 1200 5300 5200 5300s-300 0-300 0">
          <text:p/>
        </draw:path>
        <draw:line draw:style-name="gr3" draw:text-style-name="P1" draw:layer="layout" svg:x1="7.7cm" svg:y1="1.85cm" svg:x2="7.8cm" svg:y2="9.05cm">
          <text:p/>
        </draw:line>
        <draw:line draw:style-name="gr6" draw:text-style-name="P1" draw:layer="layout" svg:x1="5.7cm" svg:y1="8.95cm" svg:x2="7.8cm" svg:y2="8.95cm">
          <text:p/>
        </draw:line>
        <draw:frame draw:style-name="gr4" draw:text-style-name="P2" draw:layer="layout" svg:width="1.3cm" svg:height="0.85cm" svg:x="6.4cm" svg:y="9cm">
          <draw:text-box>
            <text:p><text:span text:style-name="T1">T</text:span><text:span text:style-name="T3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1cm" fo:page-height="11.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io Soria Nieto</meta:initial-creator>
    <meta:creation-date>2014-05-18T19:18:51.45</meta:creation-date>
    <dc:date>2014-05-24T17:58:39.02</dc:date>
    <dc:creator>Sergio Soria Nieto</dc:creator>
    <meta:editing-duration>PT23M49S</meta:editing-duration>
    <meta:editing-cycles>2</meta:editing-cycles>
    <meta:generator>OpenOffice/4.0.1$Win32 OpenOffice.org_project/401m5$Build-9714</meta:generator>
    <meta:document-statistic meta:object-count="21"/>
  </office:meta>
</office:document-meta>
</file>